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319d" officeooo:paragraph-rsid="0017319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6e59" officeooo:paragraph-rsid="00186e5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c589" officeooo:paragraph-rsid="0019c58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se software 1</text:p>
      <text:p text:style-name="P2">indice</text:p>
      <text:p text:style-name="P3">indice de ta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6.796191508</meta:creation-date>
    <meta:generator>LibreOffice/6.4.7.2$Linux_X86_64 LibreOffice_project/40$Build-2</meta:generator>
    <dc:date>2021-10-18T12:45:53.151383682</dc:date>
    <meta:editing-duration>PT57S</meta:editing-duration>
    <meta:editing-cycles>3</meta:editing-cycles>
    <meta:document-statistic meta:table-count="0" meta:image-count="0" meta:object-count="0" meta:page-count="1" meta:paragraph-count="3" meta:word-count="8" meta:character-count="45" meta:non-whitespace-character-count="40"/>
  </office:meta>
</office:document-meta>
</file>